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73df1" officeooo:paragraph-rsid="00173df1"/>
    </style:style>
    <style:style style:name="P2" style:family="paragraph" style:parent-style-name="Standard">
      <style:text-properties style:text-underline-style="none" officeooo:rsid="00184775" officeooo:paragraph-rsid="00184775"/>
    </style:style>
    <style:style style:name="T1" style:family="text">
      <style:text-properties officeooo:rsid="001847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<text:span text:style-name="T1">(500-600 words with word count displayed)</text:span></text:p>
      <text:p text:style-name="P2">Names and Matriculation numb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23:44:02.547998548</meta:creation-date>
    <dc:date>2019-10-08T23:46:07.754313701</dc:date>
    <meta:editing-duration>PT2M5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2" meta:word-count="11" meta:character-count="79" meta:non-whitespace-character-count="70"/>
  </office:meta>
</office:document-meta>
</file>